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Helvetica, Arial, sans-serif"/>
    <style:font-face style:name="ff23" svg:font-family="ff23, 'Times New Roman', Times, serif"/>
    <style:font-face style:name="ff37" svg:font-family="ff37, Arial, Arial, Helvetica, sans-serif"/>
    <style:font-face style:name="ff40" svg:font-family="ff40, 'Times New Roman', Times, serif"/>
    <style:font-face style:name="ff48" svg:font-family="ff48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weight="bold" officeooo:rsid="0011f6ca" officeooo:paragraph-rsid="0011f6ca" style:font-weight-asian="bold" style:font-weight-complex="bold"/>
    </style:style>
    <style:style style:name="P2" style:family="paragraph" style:parent-style-name="Text_20_body">
      <style:text-properties style:text-underline-style="solid" style:text-underline-width="auto" style:text-underline-color="font-color" officeooo:rsid="00200261" officeooo:paragraph-rsid="00200261"/>
    </style:style>
    <style:style style:name="P3" style:family="paragraph" style:parent-style-name="Text_20_body">
      <style:text-properties style:font-name="Liberation Serif"/>
    </style:style>
    <style:style style:name="P4" style:family="paragraph" style:parent-style-name="Text_20_body">
      <style:text-properties style:font-name="Liberation Serif" style:text-underline-style="solid" style:text-underline-width="auto" style:text-underline-color="font-color"/>
    </style:style>
    <style:style style:name="P5" style:family="paragraph" style:parent-style-name="Text_20_body">
      <style:text-properties officeooo:rsid="001d1597" officeooo:paragraph-rsid="001d1597"/>
    </style:style>
    <style:style style:name="P6" style:family="paragraph" style:parent-style-name="Standard">
      <style:text-properties style:font-name="Liberation Serif" fo:font-weight="bold" officeooo:rsid="0011f6ca" officeooo:paragraph-rsid="0011f6ca" style:font-weight-asian="bold" style:font-weight-complex="bold"/>
    </style:style>
    <style:style style:name="P7" style:family="paragraph" style:parent-style-name="Standard">
      <style:text-properties style:font-name="Liberation Serif" fo:font-weight="bold" officeooo:rsid="0021abf8" officeooo:paragraph-rsid="0021abf8" style:font-weight-asian="bold" style:font-weight-complex="bold"/>
    </style:style>
    <style:style style:name="P8" style:family="paragraph" style:parent-style-name="Text_20_body" style:list-style-name="L1">
      <style:text-properties style:font-name="Liberation Serif"/>
    </style:style>
    <style:style style:name="P9" style:family="paragraph" style:parent-style-name="Text_20_body">
      <style:text-properties style:font-name="Liberation Serif" style:text-underline-style="none" officeooo:rsid="0018ca5a" officeooo:paragraph-rsid="0018ca5a"/>
    </style:style>
    <style:style style:name="P10" style:family="paragraph" style:parent-style-name="Text_20_body">
      <style:text-properties style:text-underline-style="solid" style:text-underline-width="auto" style:text-underline-color="font-color" officeooo:rsid="001f0d0a" officeooo:paragraph-rsid="001f0d0a"/>
    </style:style>
    <style:style style:name="P11" style:family="paragraph" style:parent-style-name="Text_20_body">
      <style:text-properties officeooo:paragraph-rsid="00200261"/>
    </style:style>
    <style:style style:name="P12" style:family="paragraph" style:parent-style-name="Heading_20_3">
      <style:text-properties officeooo:paragraph-rsid="001f0d0a"/>
    </style:style>
    <style:style style:name="T1" style:family="text">
      <style:text-properties officeooo:rsid="0012a82e"/>
    </style:style>
    <style:style style:name="T2" style:family="text">
      <style:text-properties officeooo:rsid="00132720"/>
    </style:style>
    <style:style style:name="T3" style:family="text">
      <style:text-properties officeooo:rsid="002002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iel Alejandro Fernández Robles</text:p>
      <text:p text:style-name="P1">A00354694</text:p>
      <text:p text:style-name="P7">Camilo Enriquez Delgado</text:p>
      <text:p text:style-name="P7">A00354532</text:p>
      <text:p text:style-name="P1"/>
      <text:h text:style-name="Heading_20_3" text:outline-level="3"><text:span text:style-name="T1">Step </text:span>1. <text:span text:style-name="T2">I</text:span>dentification of the problem.</text:h>
      <text:p text:style-name="P3">The specific needs of the problematic situation, symptoms and conditions for resolution are listed below.</text:p>
      <text:p text:style-name="P4">Identification of needs and symptoms.</text:p>
      <text:list xml:id="list3674494925" text:style-name="L1">
        <text:list-item>
          <text:p text:style-name="P8">Developers need this type of functionality since they can be a great help for engineering students.</text:p>
        </text:list-item>
        <text:list-item>
          <text:p text:style-name="P8">The solution to the problem must guarantee a minimum of precision.</text:p>
        </text:list-item>
        <text:list-item>
          <text:p text:style-name="P8">There is no module in the company's software system that finds roots of polynomials.</text:p>
        </text:list-item>
      </text:list>
      <text:p text:style-name="P4">Definition of the problem.</text:p>
      <text:p text:style-name="P9">Oracle requires a software module that allows you to find the roots of a polynomial.</text:p>
      <text:h text:style-name="P12" text:outline-level="3"><text:span text:style-name="T1">Step </text:span>2. Gathering needed information.</text:h>
      <text:p text:style-name="P2">Polynomial:</text:p>
      <text:p text:style-name="P11"><text:span text:style-name="T3">An m×n matrix A is a rectangular array of mn real (or complex) numbers arranged in m horizontal rows and n vertical columns</text:span></text:p>
      <text:h text:style-name="Heading_20_3" text:outline-level="3"><text:span text:style-name="T1">Step </text:span>3. Searching for creative solutions.</text:h>
      <text:p text:style-name="P5">Methods Alternatives Methods Alternatives ...</text:p>
      <text:h text:style-name="Heading_20_3" text:outline-level="3"><text:span text:style-name="T1">Step </text:span>4. Stepping from ideation to preliminary designs (including modeling).</text:h>
      <text:h text:style-name="Heading_20_3" text:outline-level="3"><text:span text:style-name="T1">Step </text:span>5. Evaluation and selection of preferred solution.</text:h>
      <text:h text:style-name="Heading_20_3" text:outline-level="3"><text:span text:style-name="T1">Step </text:span>6. Preparation of reports, plans, and specifications.</text:h>
      <text:h text:style-name="Heading_20_3" text:outline-level="3"><text:span text:style-name="T1">Step </text:span>7. Implementation of the design.</text:h>
      <text:h text:style-name="Heading_20_3" text:outline-level="3">Sources.</text:h>
      <text:p text:style-name="Text_20_body"><text:a xlink:type="simple" xlink:href="https://www.amazon.com/Introductory-Linear-Algebra-Applied-Course/dp/0131437402" text:style-name="Internet_20_link" text:visited-style-name="Visited_20_Internet_20_Link">https://www.amazon.com/Introductory-Linear-Algebra-Applied-Course/dp/0131437402</text:a></text:p>
      <text:p text:style-name="Text_20_body"><text:a xlink:type="simple" xlink:href="https://en.wikipedia.org/wiki/Polynomial" text:style-name="Internet_20_link" text:visited-style-name="Visited_20_Internet_20_Link">https://en.wikipedia.org</text:a>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Helvetica, Arial, sans-serif"/>
    <style:font-face style:name="ff23" svg:font-family="ff23, 'Times New Roman', Times, serif"/>
    <style:font-face style:name="ff37" svg:font-family="ff37, Arial, Arial, Helvetica, sans-serif"/>
    <style:font-face style:name="ff40" svg:font-family="ff40, 'Times New Roman', Times, serif"/>
    <style:font-face style:name="ff48" svg:font-family="ff48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21:18:23.933742151</meta:creation-date>
    <dc:date>2019-08-09T22:40:54.969560439</dc:date>
    <meta:editing-duration>PT1H16M53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173" meta:character-count="1210" meta:non-whitespace-character-count="1064"/>
  </office:meta>
</office:document-meta>
</file>